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017cm"/>
    </style:style>
    <style:style style:name="gr4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draw:fill="none" fo:min-height="1.138cm"/>
    </style:style>
    <style:style style:name="gr9" style:family="graphic" style:parent-style-name="standard">
      <style:graphic-properties draw:stroke="none" draw:fill="none" fo:min-height="0.739cm"/>
    </style:style>
    <style:style style:name="gr1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draw:stroke="none" draw:fill="none" fo:min-height="1.565cm"/>
    </style:style>
    <style:style style:name="gr13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431cm"/>
    </style:style>
    <style:style style:name="gr14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1.138cm"/>
    </style:style>
    <style:style style:name="gr16" style:family="graphic" style:parent-style-name="Обычный_5f_1">
      <style:graphic-properties draw:stroke="none" draw:fill="none" fo:min-height="0.95cm"/>
    </style:style>
    <style:style style:name="gr17" style:family="graphic" style:parent-style-name="Обычный_5f_1">
      <style:graphic-properties draw:stroke="none" draw:fill="none" fo:min-height="2.212cm"/>
    </style:style>
    <style:style style:name="gr18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431cm"/>
    </style:style>
    <style:style style:name="gr1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49">
      <style:graphic-properties draw:stroke="none" draw:fill="none" fo:min-height="1.138cm"/>
    </style:style>
    <style:style style:name="gr21" style:family="graphic" style:parent-style-name="Обычный_5f_1_5f_1_5f_1_5f_49">
      <style:graphic-properties draw:stroke="none" draw:fill="none" fo:min-height="0.95cm"/>
    </style:style>
    <style:style style:name="gr22" style:family="graphic" style:parent-style-name="Обычный_5f_1_5f_1_5f_1_5f_49">
      <style:graphic-properties draw:stroke="none" draw:fill="none" fo:min-height="0.75cm"/>
    </style:style>
    <style:style style:name="gr23" style:family="graphic" style:parent-style-name="Обычный_5f_1_5f_1_5f_1_5f_48_5f_1_5f_1">
      <style:graphic-properties draw:stroke="none" svg:stroke-color="#000000" draw:fill="none" draw:fill-color="#ffffff" draw:auto-grow-height="true" draw:auto-grow-width="false" fo:max-height="0cm" fo:min-height="0.431cm"/>
    </style:style>
    <style:style style:name="gr24" style:family="graphic" style:parent-style-name="Обычный_5f_1_5f_1_5f_1_5f_49_5f_1">
      <style:graphic-properties draw:stroke="none" draw:fill="none" fo:min-height="4.95cm"/>
    </style:style>
    <style:style style:name="gr25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Обычный_5f_1_5f_1_5f_1_5f_49_5f_1_5f_1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1.475cm"/>
    </style:style>
    <style:style style:name="gr28" style:family="graphic" style:parent-style-name="Обычный_5f_1_5f_1_5f_1_5f_49_5f_1_5f_1">
      <style:graphic-properties draw:stroke="none" draw:fill="none" fo:min-height="1.475cm"/>
    </style:style>
    <style:style style:name="gr29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0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2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3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Обычный_5f_2_5f_2_5f_1">
      <style:graphic-properties draw:stroke="none" draw:fill="none" fo:min-height="8.95cm"/>
    </style:style>
    <style:style style:name="gr4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5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DejaVu Sans1" style:font-name-asian="DejaVu Sans1" style:font-name-complex="DejaVu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17" style:family="text">
      <style:text-properties style:text-position="-33% 58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33% 58%" style:font-name="DejaVu Sans1" style:font-name-asian="DejaVu Sans1" style:font-name-complex="DejaVu Sans1"/>
    </style:style>
    <style:style style:name="T21" style:family="text">
      <style:text-properties style:text-position="-33% 58%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3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/></text:p>
            <text:p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  <text:p><text:span text:style-name="T8">композиция базовых алгоритмов </text:span><text:span text:style-name="T6">b</text:span><text:span text:style-name="T9">i</text:span><text:span text:style-name="T6">(x)</text:span></text:p>
            <text:p><text:span text:style-name="T8">a(x) = C( F( b</text:span><text:span text:style-name="T10">1</text:span><text:span text:style-name="T8">(x),...,</text:span><text:span text:style-name="T6">b</text:span><text:span text:style-name="T9">t</text:span><text:span text:style-name="T6">(x) ) )</text:span></text:p>
            <text:p><text:span text:style-name="T6"/></text:p>
            <text:p><text:span text:style-name="T8">F : R</text:span><text:span text:style-name="T11">t</text:span><text:span text:style-name="T8"> </text:span><text:span text:style-name="T6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2" draw:layer="layout" svg:width="23cm" svg:height="10.267cm" svg:x="3cm" svg:y="4.2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6">классификация на 2 класса</text:span></text:p>
            <text:p><text:span text:style-name="T6">a(x) = sign(b(x)) </text:span></text:p>
            <text:p><text:span text:style-name="T8">y={-1,0,1} ; <text:s/>b: X → </text:span><text:span text:style-name="T8">ℝ</text:span><text:span text:style-name="T8"> <text:s/>; C(b) = </text:span><text:span text:style-name="T6">sign(b)</text:span></text:p>
            <text:p><text:span text:style-name="T6"/></text:p>
            <text:p><text:span text:style-name="T6"/></text:p>
            <text:p><text:span text:style-name="T6">классификация на m классов</text:span></text:p>
            <text:p><text:span text:style-name="T15">a(x)=argmax </text:span><text:span text:style-name="T16">b</text:span><text:span text:style-name="T17">t</text:span><text:span text:style-name="T16">(x)</text:span></text:p>
            <text:p><text:span text:style-name="T8">y={1,..,m} ; <text:s/>R=ℝ</text:span><text:span text:style-name="T11">m </text:span><text:span text:style-name="T18">; b : X → ℝ</text:span><text:span text:style-name="T11">m</text:span><text:span text:style-name="T18"> ; C(b</text:span><text:span text:style-name="T10">1</text:span><text:span text:style-name="T18">,...b</text:span><text:span text:style-name="T10">m</text:span><text:span text:style-name="T18">)=argmax b</text:span><text:span text:style-name="T10">t</text:span></text:p>
            <text:p><text:span text:style-name="T18"/></text:p>
            <text:p><text:span text:style-name="T18">регрессия </text:span></text:p>
            <text:p><text:span text:style-name="T18">y=R=ℝ ; C(b)=b <text:s/>(решающее правило вырождено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2" draw:layer="layout" svg:width="9cm" svg:height="0.988cm" svg:x="6.4cm" svg:y="4.4cm">
          <draw:text-box>
            <text:p><text:span text:style-name="T12">примеры композиций</text:span></text:p>
          </draw:text-box>
        </draw:frame>
        <draw:frame draw:style-name="gr5" draw:text-style-name="P4" draw:layer="layout" svg:width="10.736cm" svg:height="2.29cm" svg:x="1.6cm" svg:y="6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13.228cm" svg:height="2.29cm" svg:x="1.2cm" svg:y="9.51cm">
          <draw:object xlink:href="./Object 3" xlink:type="simple" xlink:show="embed" xlink:actuate="onLoad">
            <loext:p text:style-name="P4"/>
          </draw:object>
          <draw:image xlink:href="./ObjectReplacements/Object 3" xlink:type="simple" xlink:show="embed" xlink:actuate="onLoad"/>
        </draw:frame>
        <draw:frame draw:style-name="gr5" draw:text-style-name="P4" draw:layer="layout" svg:width="15.57cm" svg:height="2.29cm" svg:x="1.4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2" draw:layer="layout" svg:width="11cm" svg:height="0.988cm" svg:x="13.4cm" svg:y="6.8cm">
          <draw:text-box>
            <text:p>простое голосование </text:p>
          </draw:text-box>
        </draw:frame>
        <draw:frame draw:style-name="gr8" draw:text-style-name="P5" draw:layer="layout" svg:width="10.6cm" svg:height="1.388cm" svg:x="15.4cm" svg:y="10cm">
          <draw:text-box>
            <text:p>взвешенное голосование</text:p>
          </draw:text-box>
        </draw:frame>
        <draw:frame draw:style-name="gr9" draw:text-style-name="P5" draw:layer="layout" svg:width="6.784cm" svg:height="0.989cm" svg:x="17.616cm" svg:y="14.211cm">
          <draw:text-box>
            <text:p>смесь алгоритмов 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0" draw:text-style-name="P2" draw:layer="layout" svg:width="17.4cm" svg:height="4.33cm" svg:x="0.8cm" svg:y="3.919cm">
          <draw:text-box>
            <text:p><text:span text:style-name="T19">бустинг</text:span></text:p>
            <text:p/>
            <text:p>X <text:span text:style-name="T6">⊂ ℝ</text:span><text:span text:style-name="T20">n</text:span><text:span text:style-name="T6"> </text:span>- объекты <text:s text:c="2"/>; <text:s text:c="2"/>y={-1;+1} - метки</text:p>
            <text:p/>
            <text:p><text:span text:style-name="T8">b</text:span><text:span text:style-name="T10">t</text:span><text:span text:style-name="T8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6" draw:text-style-name="P4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10.6cm" svg:height="1.388cm" svg:x="0.8cm" svg:y="8.6cm">
          <draw:text-box>
            <text:p>взвешенное голосование</text:p>
          </draw:text-box>
        </draw:frame>
        <draw:frame draw:style-name="gr6" draw:text-style-name="P4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5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2" draw:text-style-name="P5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1">t</text:span>b<text:span text:style-name="T21">t</text:span>(x)</text:p>
            <text:p>при этом фиксируем предыдущие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3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4" draw:text-style-name="P4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14" draw:text-style-name="P4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5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7" draw:text-style-name="P5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4" draw:text-style-name="P4" draw:layer="layout" svg:width="12.799cm" svg:height="2.785cm" svg:x="4.22cm" svg:y="13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8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9" draw:text-style-name="P4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21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22" draw:text-style-name="P5" draw:layer="layout" svg:width="19.4cm" svg:height="1cm" svg:x="1.2cm" svg:y="10.8cm">
          <draw:text-box>
            <text:p>для каждого учебного примера X введём вес w </text:p>
          </draw:text-box>
        </draw:frame>
        <draw:frame draw:style-name="gr19" draw:text-style-name="P4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4" draw:layer="layout" svg:width="10.302cm" svg:height="1.727cm" svg:x="1.8cm" svg:y="14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4" draw:layer="layout" svg:width="9.66cm" svg:height="1.727cm" svg:x="1.74cm" svg:y="17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5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2" draw:text-style-name="P5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3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24" draw:text-style-name="P5" draw:layer="layout" svg:width="26.2cm" svg:height="5.2cm" svg:x="1cm" svg:y="5.6cm">
          <draw:text-box>
            <text:p><text:span text:style-name="T22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1">T </text:span><text:span text:style-name="T23">достигается при</text:span></text:p>
            <text:p><text:span text:style-name="T23">следующих параметрах.</text:span></text:p>
          </draw:text-box>
        </draw:frame>
        <draw:frame draw:style-name="gr19" draw:text-style-name="P4" draw:layer="layout" svg:width="7.051cm" svg:height="2.525cm" svg:x="1.698cm" svg:y="11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4" draw:layer="layout" svg:width="12.134cm" svg:height="1.595cm" svg:x="11.266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5" draw:text-style-name="P2" draw:layer="layout" svg:width="5.4cm" svg:height="1.237cm" svg:x="0.8cm" svg:y="3.919cm">
          <draw:text-box>
            <text:p><text:span text:style-name="T19">AdaBoost</text:span></text:p>
          </draw:text-box>
        </draw:frame>
        <draw:frame draw:style-name="gr26" draw:text-style-name="P5" draw:layer="layout" svg:width="22.6cm" svg:height="0.988cm" svg:x="1.2cm" svg:y="8.212cm">
          <draw:text-box>
            <text:p><text:span text:style-name="T24">последовательно обучаем и добавляем компоненты композиции </text:span></text:p>
          </draw:text-box>
        </draw:frame>
        <draw:frame draw:style-name="gr19" draw:text-style-name="P4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4" draw:layer="layout" svg:width="9.296cm" svg:height="1.207cm" svg:x="13.2cm" svg:y="11.3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7" draw:text-style-name="P5" draw:layer="layout" svg:width="7.549cm" svg:height="1.725cm" svg:x="3.651cm" svg:y="5.863cm">
          <draw:text-box>
            <text:p><text:span text:style-name="T24">начальные значения </text:span></text:p>
            <text:p><text:span text:style-name="T24">весов примеров</text:span></text:p>
          </draw:text-box>
        </draw:frame>
        <draw:frame draw:style-name="gr19" draw:text-style-name="P4" draw:layer="layout" svg:width="7.051cm" svg:height="2.525cm" svg:x="1.2cm" svg:y="11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7" draw:text-style-name="P5" draw:layer="layout" svg:width="7.837cm" svg:height="1.725cm" svg:x="0.963cm" svg:y="9.668cm">
          <draw:text-box>
            <text:p><text:span text:style-name="T24">вес классификатора </text:span></text:p>
            <text:p><text:span text:style-name="T24">в композиции</text:span></text:p>
          </draw:text-box>
        </draw:frame>
        <draw:frame draw:style-name="gr27" draw:text-style-name="P5" draw:layer="layout" svg:width="13.949cm" svg:height="1.87cm" svg:x="13.051cm" svg:y="9.475cm">
          <draw:text-box>
            <text:p><text:span text:style-name="T24">изменение весов примеров</text:span></text:p>
            <text:p><text:span text:style-name="T24">при добавлении классификатора b</text:span><text:span text:style-name="T25">t</text:span></text:p>
          </draw:text-box>
        </draw:frame>
        <draw:frame draw:style-name="gr19" draw:text-style-name="P4" draw:layer="layout" svg:width="4.077cm" svg:height="2.912cm" svg:x="13.304cm" svg:y="12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7" draw:text-style-name="P5" draw:layer="layout" svg:width="6.8cm" svg:height="1.725cm" svg:x="18cm" svg:y="13.4cm">
          <draw:text-box>
            <text:p><text:span text:style-name="T24">нормируем веса </text:span></text:p>
            <text:p><text:span text:style-name="T24">после коррекции</text:span></text:p>
          </draw:text-box>
        </draw:frame>
        <draw:frame draw:style-name="gr28" draw:text-style-name="P5" draw:layer="layout" svg:width="16.8cm" svg:height="1.725cm" svg:x="4cm" svg:y="17.2cm">
          <draw:text-box>
            <text:p><text:span text:style-name="T24">«трудные» примеры получают больший вес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custom-shape draw:style-name="gr29" draw:text-style-name="P6" xml:id="id1" draw:id="id1" draw:layer="layout" svg:width="6.8cm" svg:height="1.8cm" svg:x="0.8cm" svg:y="3.8cm">
          <text:p text:style-name="P4"><text:span text:style-name="T7">инициализировать </text:span></text:p>
          <text:p text:style-name="P4"><text:span text:style-name="T7">веса примеров </text:span><text:span text:style-name="T26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2" draw:id="id2" draw:layer="layout" svg:width="10.493cm" svg:height="1.8cm" svg:x="8.4cm" svg:y="5.4cm">
          <text:p text:style-name="P4"><text:span text:style-name="T27">обучаем классификатор b(x)</text:span></text:p>
          <text:p text:style-name="P4"><text:span text:style-name="T27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3" draw:id="id3" draw:layer="layout" svg:width="6.2cm" svg:height="1.4cm" svg:x="9.4cm" svg:y="18.6cm">
          <text:p text:style-name="P4"><text:span text:style-name="T2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9" xml:id="id4" draw:id="id4" draw:layer="layout" svg:width="3.097cm" svg:height="1.703cm" svg:x="21.703cm" svg:y="15.297cm">
          <text:p text:style-name="P4"><text:span text:style-name="T29">конец </text:span></text:p>
          <text:p text:style-name="P4"><text:span text:style-name="T29">работы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7" draw:id="id7" draw:layer="layout" svg:width="10.497cm" svg:height="2.4cm" svg:x="8.303cm" svg:y="12.8cm">
          <text:p text:style-name="P4"><text:span text:style-name="T7">вычисляем вес a</text:span></text:p>
          <text:p text:style-name="P4"><text:span text:style-name="T7">классификатора b(x)</text:span></text:p>
          <text:p text:style-name="P4"><text:span text:style-name="T7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4" draw:text-style-name="P10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4" draw:text-style-name="P10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custom-shape draw:style-name="gr35" draw:text-style-name="P7" xml:id="id8" draw:id="id8" draw:layer="layout" svg:width="8.297cm" svg:height="1cm" svg:x="9cm" svg:y="16.4cm">
          <text:p text:style-name="P4"><text:span text:style-name="T7">вычисляем потерю </text:span><text:span text:style-name="T30">Q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5" draw:id="id5" draw:layer="layout" svg:width="8.697cm" svg:height="1.2cm" svg:x="9.303cm" svg:y="8cm">
          <text:p text:style-name="P4"><text:span text:style-name="T7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6" draw:id="id6" draw:layer="layout" svg:width="5.488cm" svg:height="1.4cm" svg:x="9.4cm" svg:y="10.4cm">
          <text:p text:style-name="P4"><text:span text:style-name="T28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7" xml:id="id9" draw:id="id9" draw:layer="layout" svg:width="6.503cm" svg:height="2cm" svg:x="1.297cm" svg:y="9.4cm">
          <text:p text:style-name="P4"><text:span text:style-name="T7">корректируем</text:span></text:p>
          <text:p text:style-name="P4"><text:span text:style-name="T7">веса примеров w</text:span></text:p>
          <draw:enhanced-geometry svg:viewBox="0 0 21600 21600" draw:type="rectangle" draw:enhanced-path="M 0 0 L 21600 0 21600 21600 0 21600 0 0 Z N"/>
        </draw:custom-shape>
        <draw:connector draw:style-name="gr39" draw:text-style-name="P10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39" draw:text-style-name="P10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39" draw:text-style-name="P10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39" draw:text-style-name="P10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39" draw:text-style-name="P10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39" draw:text-style-name="P10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39" draw:text-style-name="P10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39" draw:text-style-name="P10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25" draw:text-style-name="P2" draw:layer="layout" svg:width="5.4cm" svg:height="1.237cm" svg:x="20.6cm" svg:y="5.763cm">
          <draw:text-box>
            <text:p><text:span text:style-name="T1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40" draw:text-style-name="P11" draw:layer="layout" svg:width="24.2cm" svg:height="9.2cm" svg:x="1cm" svg:y="4.6cm">
          <draw:text-box>
            <text:p><text:span text:style-name="T31">git clone </text:span><text:span text:style-name="T32">https://github.com/mechanoid5/ml_lectorium.git</text:span></text:p>
            <text:p><text:span text:style-name="T31"/></text:p>
            <text:p><text:span text:style-name="T31">К.В. Воронцов </text:span><text:span text:style-name="T33">Композиция классификаторов</text:span><text:span text:style-name="T31">. - курс "Машинное обучение" ШАД Яндекс 2014</text:span></text:p>
            <text:list text:style-name="L2">
              <text:list-header>
                <text:p><text:span text:style-name="T31"/></text:p>
              </text:list-header>
            </text:list>
            <text:p><text:span text:style-name="T31">Е.С.Борисов <text:s text:c="3"/>Бустинг - композиции классификаторов</text:span></text:p>
            <text:p><text:span text:style-name="T34">http://mechanoid.kiev.ua/ml-adaboost.html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4"><text:span text:style-name="T35">Вопросы ?</text:span></text:p>
          </draw:text-box>
        </draw:frame>
        <draw:frame draw:style-name="gr41" draw:text-style-name="P10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омпозиции классификаторов: </text:span><text:span text:style-name="T36">практика</text:span></text:p>
          </draw:text-box>
        </draw:frame>
        <draw:frame draw:style-name="gr42" draw:text-style-name="P10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3" draw:text-style-name="P10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4" draw:text-style-name="P15" draw:layer="layout" svg:width="16.6cm" svg:height="8.938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3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14"><text:span text:style-name="T37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5T20:22:47.684996000</dc:date>
    <meta:editing-duration>P1DT21H28M5S</meta:editing-duration>
    <meta:editing-cycles>541</meta:editing-cycles>
    <meta:generator>LibreOffice/6.1.1.2$MacOSX_X86_64 LibreOffice_project/5d19a1bfa650b796764388cd8b33a5af1f5baa1b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